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Functions.registerBean( String name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Functions.BSFFunctions( BSFManager mgr , BSF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Functions.addEventListener( Object src , String eventSetName , String filter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SFFunctions.lookup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Functions.unregister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